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4-01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3-01-10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2-01-12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1-01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20-01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9-02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8-01-17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7-02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6-09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6-05-0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6-01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5-09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526</text:p>
          </table:table-cell>
          <table:table-cell office:value-type="string" calcext:value-type="string">
            <text:p>2015-01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